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Corpus_20_Note">
      <style:paragraph-properties fo:margin-left="0cm" fo:margin-right="0cm" fo:text-indent="0cm" style:auto-text-inden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escription</text:h>
      <text:p text:style-name="Corpus_20_A">Le scenario est l'occasion d'enrichir la partie narrative du jeu, il crée une situation imprévisible et nouvelle à chaque fois.</text:p>
      <text:p text:style-name="Corpus_20_A">Dans un scenario, toutes les zones sont chamboulées, une armée peut être coupée en deux, une autre être retranchée dans un bunker. Il faudra donc mobiliser toutes vos ressources de tacticien pour tirer votre équipe du pétrin...</text:p>
      <text:p text:style-name="Corpus_20_A"/>
      <text:h text:style-name="Title_20_Shobido_20_1" text:outline-level="1">Préparation</text:h>
      <text:p text:style-name="Title_20_Shobido_20_2">1. Recrutement</text:p>
      <text:p text:style-name="Corpus_20_A">Chaque joueur doit recruter son contingent pour cette bataille. </text:p>
      <text:p text:style-name="Corpus_20_A">Sur la feuille « Administratum » de son contingent, il <text:s/>peut recruter toutes les troupes qui ont survécu à la bataille précédente ou qu'il a capturé pour la moitié de leur coût normal. Et compléter ses forces en achetant pour leur coût normal n'importe quel nombre de troupes fraîches. </text:p>
      <text:p text:style-name="Corpus_20_A">Tout point de « COM » non dépensé alors est perdu.</text:p>
      <text:p text:style-name="Corpus_20_A">Pour que le recrutement d'un contingent soit valide, il faut que les valeurs de « COM » et de « REQ » soient nulles ou positives une fois le recrutement effectué. Une valeur négative indique que vous avez recruté trop de troupes et vous devez alors en supprimer.</text:p>
      <text:p text:style-name="Corpus_20_A">L'« Administratum » regroupe toutes les données utiles à la gestion de votre contingent. Lorsque vous avez terminé le recrutement, enregistrez et imprimez ce fichier.</text:p>
      <text:p text:style-name="Title_20_Shobido_20_2">2. Briefing</text:p>
      <text:p text:style-name="Corpus_20_Note">1. Déterminer l'objectif principal.</text:p>
      <text:p text:style-name="Corpus_20_A">Lancer 1D10 et se reporter au tableau des objectifs principaux.</text:p>
      <text:p text:style-name="Corpus_20_A">L'objectif principal est commun aux deux joueurs.</text:p>
      <text:p text:style-name="Corpus_20_Note">2. Déterminer les objectifs secondaires</text:p>
      <text:p text:style-name="Corpus_20_A">Lancer 1D10 pour chaque joueur et se reporter au tableau des objectifs secondaires.</text:p>
      <text:p text:style-name="Corpus_20_A">Les objectifs secondaires sont personnels, secrets et ne doivent pas être révélés à l'adversaire avant la fin de la bataille. Ils doivent cependant être notés sur l'« Administratum » dès leur attribution.</text:p>
      <text:p text:style-name="Title_20_Shobido_20_2"><text:soft-page-break/>3. sur le sentier de la guerre</text:p>
      <text:p text:style-name="Corpus_20_A">Sont notés sur l'« Administratum » :</text:p>
      <text:p text:style-name="Corpus_20_A">Le nom de votre commandant.</text:p>
      <text:p text:style-name="Corpus_20_A">Le nombre de chaque type d'unité recruté.</text:p>
      <text:p text:style-name="Corpus_20_A">Le nombre de grenades de chaque type dont vous disposez.</text:p>
      <text:p text:style-name="Corpus_20_A">L'objectif principal.</text:p>
      <text:p text:style-name="Corpus_20_A">Votre objectif secondaire.</text:p>
      <text:p text:style-name="Corpus_20_A">La valeur stratégique de votre contingent.</text:p>
      <text:p text:style-name="Corpus_20_A">Et d'autres informations plus secondaires pour la bataille.</text:p>
      <text:p text:style-name="Title_20_Shobido_20_2">4. en ordre de bataille</text:p>
      <text:p text:style-name="Corpus_20_Note">1. Placer le décor</text:p>
      <text:p text:style-name="Corpus_20_A">Sur une table d'au moins 1,5m x 1,5m, disposez vos décors jusqu'à obtenir un ensemble satisfaisant.</text:p>
      <text:p text:style-name="Corpus_20_Note">2. Placer les 3 pions butins</text:p>
      <text:p text:style-name="Corpus_20_A">Repérez trois sites sur votre table qui soient distant d'au moins 6ps des bords, et qui dans le cadre d'une bataille pourraient abriter des armes, des munitions, ou constituer des objectifs.</text:p>
      <text:p text:style-name="Corpus_20_A">Placez 1 pion butin sur chacun de ces trois sites remarquables.</text:p>
      <text:p text:style-name="Corpus_20_Note">3. Déterminer les zones</text:p>
      <text:p text:style-name="Corpus_20_A">Déterminer successivement les zones de déploiement, soutien et retraite de chaque armée et <text:s/>les marquer à l'aide d'un pion.</text:p>
      <text:p text:style-name="Corpus_20_Note">4. Déployer les troupes</text:p>
      <text:p text:style-name="Corpus_20_A">Le joueur dont le contingent a la valeur stratégique la plus basse <text:s/>déploie ses troupes en premier.</text:p>
      <text:p text:style-name="Corpus_20_A">Toutes les unités qui ne sont pas déployées sont dites « en réserve ».</text:p>
      <text:p text:style-name="Corpus_20_A">Les unités en réserve rentrent sur le terrain par la zone de soutien, ou dans des zones spécifiques si elles disposent de compétence qui affectent le déploiement.</text:p>
      <text:p text:style-name="P3">5. Gérer les réserves</text:p>
      <text:p text:style-name="Corpus_20_A">Les joueurs peuvent effectuer leur premier jet d'entrée des réserve à ce moment. Le jet ne bénéficie d'aucun bonus (résultat compris entre 1 et 10).</text:p>
      <text:p text:style-name="Corpus_20_A">Si les deux joueurs peuvent faire entrer leur réserve au même tour, le joueur qui obtient le jet de réserve le plus bas déploie ses troupes en premier.</text:p>
      <text:p text:style-name="Corpus_20_Note">6. Choisir les personnages objectifs</text:p>
      <text:p text:style-name="Corpus_20_A">Chaque joueur définit maintenant son « personnage objectif » pour la durée de la partie. Il place sur ce personnage un pion objectif marqué « pers obj », le pion vaut 1 point de victoire s'il est récupéré par le contingent adverse.</text:p>
      <text:p text:style-name="Corpus_20_A">Les personnages objectifs ne peuvent pas quitter la table avant que leur contingent ait « sonné la retraite ».</text:p>
      <text:p text:style-name="Corpus_20_A">Le personnage objectif de chaque camp doit être choisit parmi les commandants présents sur le terrain s'il y en a. Sinon, il peut s'agir de n'importe quelle soldat d'infanterie.</text:p>
      <text:p text:style-name="Title_20_Shobido_20_2">5. Baïonnette au canon</text:p>
      <text:p text:style-name="Corpus_20_Note">Jouer le tour préliminaire.</text:p>
      <text:p text:style-name="Title_20_Shobido_20_2">6. Feu a volonté</text:p>
      <text:p text:style-name="Corpus_20_Note">Jouer la bataille.</text:p>
      <text:p text:style-name="Corpus_20_A">La bataille prend fin lorsqu'un des deux contingents n'a plus aucune troupe sur le terrain, ou choisit de sonner la retraite.</text:p>
      <text:h text:style-name="Title_20_Shobido_20_1" text:outline-level="1"><text:soft-page-break/>Après Bataille</text:h>
      <text:p text:style-name="Title_20_Shobido_20_2">1. Sonner la retraite</text:p>
      <text:p text:style-name="Corpus_20_A">Le joueur qui sonne la retraite abandonne le terrain, mais cela ne veut pas dire qu'il a perdu la bataille. Pour déterminer l'issue de la bataille on comptabilisera les points.</text:p>
      <text:p text:style-name="Corpus_20_A">Le joueur qui sonne la retraite récupère toutes ses unités sur le terrain qui sont dans sa zone de retraite. Toute autre unité lui appartenant mais n'ayant pas rallié la zone de retraite à temps est perdue.</text:p>
      <text:p text:style-name="Title_20_Shobido_20_2">2. Du sang et des larmes</text:p>
      <text:p text:style-name="Corpus_20_Note">1. Déterminer le vainqueur</text:p>
      <text:p text:style-name="Corpus_20_A">Comptabiliser les points de victoire obtenus par chacun des contingents.</text:p>
      <text:p text:style-name="Corpus_20_A">Le contingent qui obtient le plus de points est déclaré vainqueur.</text:p>
      <text:p text:style-name="Corpus_20_Note">2. <text:s/>Effectuer l'inventaire du contingent</text:p>
      <text:p text:style-name="Corpus_20_A">Comptabiliser les pertes, les survivants, et les captures de matériel ennemi.</text:p>
      <text:p text:style-name="Corpus_20_A">Si vous avez conquis le territoire, tous <text:s/>vos soldats encore « au tapis » à la fin de la bataille sont comptés comme survivants.</text:p>
      <text:p text:style-name="Corpus_20_A">Si vous avez conquis le territoire, vous récupérez tout pion et tout matériel ennemi (affut ou véhicule) encore présent sur le champs de bataille qui n'a pas explosé et qui est compatible avec votre contingent.</text:p>
      <text:p text:style-name="Corpus_20_Note">3. Déterminer les acquisitions</text:p>
      <text:p text:style-name="Corpus_20_A">Pour chaque pion butin recevez 1 point de bonus de renfort sur un résultat de 1 à 5 sur un D10 et 3 grenades sur un résultat de 6 à 10.</text:p>
      <text:p text:style-name="Corpus_20_A">Pour chaque pion personnage objectif ennemi que vous capturez recevez 1 point information.</text:p>
      <text:p text:style-name="Corpus_20_Note">4. Déterminer l'évènement</text:p>
      <text:p text:style-name="Corpus_20_A">Le vainqueur peut maintenant tirer une carte événement s'il le souhaite. Il peut tout aussi bien ne pas tirer de carte, il n'y a alors pas d'évènement à ce tour de campagne.</text:p>
      <text:p text:style-name="Title_20_Shobido_20_2">3. établir le campement</text:p>
      <text:p text:style-name="Corpus_20_A">Reportez maintenant toutes les informations utiles de votre « administratum » vers sa version informatique :</text:p>
      <text:p text:style-name="Corpus_20_Note">Les survivants et les captures</text:p>
      <text:p text:style-name="Corpus_20_Note">Le nombre de grenades de chaque type qu'il vous reste.</text:p>
      <text:p text:style-name="Corpus_20_Note">Votre victoire ou votre défaite</text:p>
      <text:p text:style-name="Corpus_20_A">Et pensez à noter les effets de l'évènement si une carte événement a été tirée.</text:p>
      <text:p text:style-name="Title_20_Shobido_20_2">4. Débriefing</text:p>
      <text:p text:style-name="Corpus_20_A">Sur l'« Administratum », indiquez votre valeur stratégique terminale puis enregistrez et archivez. Remplacez « VS précédente » par « VS terminale » et effacez VS terminale en vue de votre prochaine bataille et changez le numéro de « Log ». Enregistrez.</text:p>
      <text:p text:style-name="Corpus_20_A">Écrivez votre rapport et postez le à l'arbitre de campagne en même temps que les différentes versions de votre « Administrat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Scénario</text:p>
      </style:header>
      <style:footer>
        <text:p text:style-name="MP1">12 <text:s/>: <text:s/><text:page-number text:select-page="current">3</text:page-number> / <text:page-count>3</text:page-count></text:p>
      </style:footer>
      <style:footer-left>
        <text:p text:style-name="MP2">3 <text:s/>: <text:s/><text:page-number text:select-page="current">3</text:page-number> / <text:page-count>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1:32:02</meta:creation-date>
    <dc:creator>Ousté </dc:creator>
    <dc:date>2010-04-22T20:55:13</dc:date>
    <meta:editing-cycles>54</meta:editing-cycles>
    <meta:editing-duration>PT62H23M51S</meta:editing-duration>
    <meta:document-statistic meta:table-count="0" meta:image-count="0" meta:object-count="0" meta:page-count="3" meta:paragraph-count="79" meta:word-count="1071" meta:character-count="6306"/>
    <meta:user-defined meta:name="Info 1"/>
    <meta:user-defined meta:name="Info 2"/>
    <meta:user-defined meta:name="Info 3"/>
    <meta:user-defined meta:name="Info 4"/>
  </office:meta>
</office:document-meta>
</file>